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7a1" officeooo:paragraph-rsid="001f0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ute add -net 239.0.0.0 netmask 255.0.0.0 gateway 71.77.1.5 </text:p>
      <text:p text:style-name="P1">And on vlc ask through RT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4:23:00.526946886</meta:creation-date>
    <dc:date>2019-11-19T14:45:21.137356300</dc:date>
    <meta:editing-duration>PT3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4" meta:character-count="87" meta:non-whitespace-character-count="74"/>
  </office:meta>
</office:document-meta>
</file>